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RTIZ MAMANI, SANDRA GIUL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60517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JOY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68271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RTIZ MAMANI, SANDRA GIUL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60517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68271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0/2021</text:p>
          </table:table-cell>
          <table:table-cell table:style-name="Tabla2.A3" office:value-type="string">
            <text:p text:style-name="P22">535809</text:p>
          </table:table-cell>
          <table:table-cell table:style-name="Tabla2.D3" office:value-type="string">
            <text:p text:style-name="P23">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3:02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